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0d4d07"/>
    </style:style>
    <style:style style:name="P3" style:family="paragraph" style:parent-style-name="Standard">
      <style:text-properties fo:font-style="italic" officeooo:rsid="000bbc2b" officeooo:paragraph-rsid="000bbc2b" style:font-style-asian="italic" style:font-style-complex="italic"/>
    </style:style>
    <style:style style:name="P4" style:family="paragraph" style:parent-style-name="Standard">
      <style:text-properties fo:font-style="italic" officeooo:rsid="000d4d07" officeooo:paragraph-rsid="000d4d07" style:font-style-asian="italic" style:font-style-complex="italic"/>
    </style:style>
    <style:style style:name="P5" style:family="paragraph" style:parent-style-name="Standard">
      <style:text-properties fo:font-style="italic" officeooo:paragraph-rsid="00111913" style:font-style-asian="italic" style:font-style-complex="italic"/>
    </style:style>
    <style:style style:name="P6" style:family="paragraph" style:parent-style-name="Standard">
      <style:text-properties officeooo:paragraph-rsid="00111913"/>
    </style:style>
    <style:style style:name="P7" style:family="paragraph" style:parent-style-name="Standard">
      <style:text-properties officeooo:paragraph-rsid="0011c345"/>
    </style:style>
    <style:style style:name="P8" style:family="paragraph" style:parent-style-name="Standard">
      <style:text-properties officeooo:paragraph-rsid="0019c318"/>
    </style:style>
    <style:style style:name="P9" style:family="paragraph" style:parent-style-name="Standard">
      <style:text-properties officeooo:paragraph-rsid="001c7123"/>
    </style:style>
    <style:style style:name="P10" style:family="paragraph" style:parent-style-name="Standard">
      <style:text-properties officeooo:rsid="001ccc47" officeooo:paragraph-rsid="001ccc47"/>
    </style:style>
    <style:style style:name="P11" style:family="paragraph" style:parent-style-name="Standard">
      <style:text-properties officeooo:rsid="001f53a6" officeooo:paragraph-rsid="001f53a6"/>
    </style:style>
    <style:style style:name="P12" style:family="paragraph" style:parent-style-name="Standard">
      <style:text-properties officeooo:paragraph-rsid="00206294"/>
    </style:style>
    <style:style style:name="P13" style:family="paragraph" style:parent-style-name="Standard">
      <style:text-properties officeooo:rsid="00206294" officeooo:paragraph-rsid="00206294"/>
    </style:style>
    <style:style style:name="P14" style:family="paragraph" style:parent-style-name="Standard">
      <style:text-properties officeooo:rsid="001c7123" officeooo:paragraph-rsid="001c7123"/>
    </style:style>
    <style:style style:name="P15" style:family="paragraph" style:parent-style-name="Standard">
      <style:text-properties fo:font-variant="normal" fo:text-transform="none" fo:color="#212121" style:font-name="arial" fo:font-size="12pt" fo:letter-spacing="normal" fo:font-style="normal" fo:font-weight="normal" officeooo:rsid="00206294" officeooo:paragraph-rsid="00206294"/>
    </style:style>
    <style:style style:name="P16" style:family="paragraph" style:parent-style-name="Standard">
      <style:text-properties fo:font-variant="normal" fo:text-transform="none" fo:color="#212121" style:font-name="arial" fo:font-size="12pt" fo:letter-spacing="normal" fo:font-style="normal" fo:font-weight="normal" officeooo:rsid="002169b3" officeooo:paragraph-rsid="002169b3"/>
    </style:style>
    <style:style style:name="P17" style:family="paragraph" style:parent-style-name="Standard">
      <style:text-properties fo:font-variant="normal" fo:text-transform="none" fo:color="#212121" style:font-name="arial" fo:font-size="12pt" fo:letter-spacing="normal" fo:font-style="normal" fo:font-weight="normal" officeooo:rsid="00256a0c" officeooo:paragraph-rsid="00256a0c"/>
    </style:style>
    <style:style style:name="P18" style:family="paragraph" style:parent-style-name="Preformatted_20_Text">
      <style:text-properties officeooo:rsid="001f53a6" officeooo:paragraph-rsid="001f53a6"/>
    </style:style>
    <style:style style:name="P19" style:family="paragraph" style:parent-style-name="Preformatted_20_Text">
      <style:paragraph-properties fo:margin-top="0cm" fo:margin-bottom="0.499cm" loext:contextual-spacing="false"/>
    </style:style>
    <style:style style:name="P20" style:family="paragraph" style:parent-style-name="Standard">
      <style:paragraph-properties fo:break-before="page"/>
    </style:style>
    <style:style style:name="P21" style:family="paragraph" style:parent-style-name="Standard">
      <style:paragraph-properties fo:break-before="page"/>
      <style:text-properties fo:font-weight="bold" style:font-weight-asian="bold" style:font-weight-complex="bold"/>
    </style:style>
    <style:style style:name="P22" style:family="paragraph" style:parent-style-name="Preformatted_20_Text">
      <style:text-properties officeooo:paragraph-rsid="002cd037"/>
    </style:style>
    <style:style style:name="P23" style:family="paragraph" style:parent-style-name="Preformatted_20_Text">
      <loext:graphic-properties draw:fill="solid" draw:fill-color="#08090a" draw:opacity="100%"/>
      <style:paragraph-properties fo:margin-top="0cm" fo:margin-bottom="0cm" loext:contextual-spacing="false" fo:orphans="2" fo:widows="0" fo:background-color="#08090a"/>
    </style:style>
    <style:style style:name="P24" style:family="paragraph" style:parent-style-name="Preformatted_20_Text">
      <loext:graphic-properties draw:fill="solid" draw:fill-color="#08090a" draw:opacity="100%"/>
      <style:paragraph-properties fo:margin-top="0cm" fo:margin-bottom="0cm" loext:contextual-spacing="false" fo:orphans="2" fo:widows="0" fo:background-color="#08090a"/>
      <style:text-properties officeooo:paragraph-rsid="00349486"/>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officeooo:rsid="00270b61" officeooo:paragraph-rsid="00270b61"/>
    </style:style>
    <style:style style:name="P27" style:family="paragraph" style:parent-style-name="Standard">
      <style:text-properties officeooo:paragraph-rsid="00270b61"/>
    </style:style>
    <style:style style:name="P28" style:family="paragraph" style:parent-style-name="Standard">
      <style:text-properties officeooo:paragraph-rsid="002cd037"/>
    </style:style>
    <style:style style:name="P29" style:family="paragraph" style:parent-style-name="Standard">
      <style:text-properties officeooo:rsid="002ea392" officeooo:paragraph-rsid="002ea392"/>
    </style:style>
    <style:style style:name="P30" style:family="paragraph" style:parent-style-name="Standard">
      <style:text-properties officeooo:paragraph-rsid="002ea392"/>
    </style:style>
    <style:style style:name="P31" style:family="paragraph" style:parent-style-name="Standard">
      <style:text-properties officeooo:paragraph-rsid="002ae53b"/>
    </style:style>
    <style:style style:name="P32" style:family="paragraph" style:parent-style-name="Standard">
      <style:text-properties officeooo:rsid="0030a6cc" officeooo:paragraph-rsid="0030a6cc"/>
    </style:style>
    <style:style style:name="P33" style:family="paragraph" style:parent-style-name="Standard">
      <style:text-properties officeooo:rsid="003271f5" officeooo:paragraph-rsid="003271f5"/>
    </style:style>
    <style:style style:name="P34" style:family="paragraph" style:parent-style-name="Standard">
      <style:text-properties officeooo:paragraph-rsid="003359c4"/>
    </style:style>
    <style:style style:name="P35" style:family="paragraph" style:parent-style-name="Standard">
      <style:text-properties officeooo:paragraph-rsid="00341b3d"/>
    </style:style>
    <style:style style:name="P36" style:family="paragraph" style:parent-style-name="Standard">
      <style:text-properties style:text-underline-style="solid" style:text-underline-width="auto" style:text-underline-color="font-color" fo:font-weight="bold" officeooo:paragraph-rsid="003359c4" style:font-weight-asian="bold" style:font-weight-complex="bold"/>
    </style:style>
    <style:style style:name="P37" style:family="paragraph" style:parent-style-name="Standard">
      <style:text-properties fo:font-style="italic" fo:font-weight="bold" style:font-style-asian="italic" style:font-weight-asian="bold" style:font-style-complex="italic" style:font-weight-complex="bold"/>
    </style:style>
    <style:style style:name="P38" style:family="paragraph" style:parent-style-name="Standard">
      <style:text-properties officeooo:rsid="0035fccc" officeooo:paragraph-rsid="0035fccc"/>
    </style:style>
    <style:style style:name="P39" style:family="paragraph" style:parent-style-name="Standard">
      <style:text-properties officeooo:paragraph-rsid="00372abc"/>
    </style:style>
    <style:style style:name="P40" style:family="paragraph" style:parent-style-name="Standard">
      <style:paragraph-properties fo:break-before="page"/>
    </style:style>
    <style:style style:name="P41" style:family="paragraph" style:parent-style-name="Standard">
      <style:paragraph-properties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officeooo:rsid="00078884"/>
    </style:style>
    <style:style style:name="T3" style:family="text">
      <style:text-properties officeooo:rsid="00098458"/>
    </style:style>
    <style:style style:name="T4" style:family="text">
      <style:text-properties officeooo:rsid="000b4b2e"/>
    </style:style>
    <style:style style:name="T5" style:family="text">
      <style:text-properties officeooo:rsid="000eb6e5"/>
    </style:style>
    <style:style style:name="T6" style:family="text">
      <style:text-properties officeooo:rsid="000ed142"/>
    </style:style>
    <style:style style:name="T7" style:family="text">
      <style:text-properties officeooo:rsid="00111913"/>
    </style:style>
    <style:style style:name="T8" style:family="text">
      <style:text-properties officeooo:rsid="0011c345"/>
    </style:style>
    <style:style style:name="T9" style:family="text">
      <style:text-properties fo:font-style="italic" style:font-style-asian="italic" style:font-style-complex="italic"/>
    </style:style>
    <style:style style:name="T10" style:family="text">
      <style:text-properties officeooo:rsid="0012a321"/>
    </style:style>
    <style:style style:name="T11" style:family="text">
      <style:text-properties officeooo:rsid="00134537"/>
    </style:style>
    <style:style style:name="T12" style:family="text">
      <style:text-properties fo:font-variant="normal" fo:text-transform="none" fo:color="#212121" style:font-name="arial" fo:font-size="12pt" fo:letter-spacing="normal" fo:font-style="normal" fo:font-weight="normal"/>
    </style:style>
    <style:style style:name="T13" style:family="text">
      <style:text-properties fo:font-variant="normal" fo:text-transform="none" fo:color="#212121" fo:letter-spacing="normal" fo:background-color="#eeeeee" loext:char-shading-value="0"/>
    </style:style>
    <style:style style:name="T14" style:family="text">
      <style:text-properties fo:font-variant="normal" fo:text-transform="none" fo:color="#f8f8f2" style:font-name="var ff-monospace" fo:font-size="12pt" fo:letter-spacing="normal" fo:font-style="normal" fo:font-weight="normal" loext:padding="0cm" loext:border="none"/>
    </style:style>
    <style:style style:name="T15" style:family="text">
      <style:text-properties fo:font-variant="normal" fo:text-transform="none" fo:color="#f8f8f2" style:font-name="var ff-monospace" fo:font-size="12pt" fo:letter-spacing="normal" fo:font-style="normal" fo:font-weight="normal" officeooo:rsid="00349486" loext:padding="0cm" loext:border="none"/>
    </style:style>
    <style:style style:name="T16" style:family="text">
      <style:text-properties officeooo:rsid="0017ca02"/>
    </style:style>
    <style:style style:name="T17" style:family="text">
      <style:text-properties officeooo:rsid="0019c318"/>
    </style:style>
    <style:style style:name="T18" style:family="text">
      <style:text-properties style:text-underline-style="solid" style:text-underline-width="auto" style:text-underline-color="font-color" officeooo:rsid="0019c318"/>
    </style:style>
    <style:style style:name="T19" style:family="text">
      <style:text-properties style:text-underline-style="solid" style:text-underline-width="auto" style:text-underline-color="font-color" officeooo:rsid="002ea392"/>
    </style:style>
    <style:style style:name="T20" style:family="text">
      <style:text-properties style:text-underline-style="solid" style:text-underline-width="auto" style:text-underline-color="font-color" fo:font-weight="bold" officeooo:rsid="002ea392" style:font-weight-asian="bold" style:font-weight-complex="bold"/>
    </style:style>
    <style:style style:name="T21" style:family="text">
      <style:text-properties style:text-underline-style="solid" style:text-underline-width="auto" style:text-underline-color="font-color" fo:font-weight="normal" officeooo:rsid="002ea392" style:font-weight-asian="normal" style:font-weight-complex="normal"/>
    </style:style>
    <style:style style:name="T22" style:family="text">
      <style:text-properties officeooo:rsid="001a999f"/>
    </style:style>
    <style:style style:name="T23" style:family="text">
      <style:text-properties officeooo:rsid="001c7123"/>
    </style:style>
    <style:style style:name="T24" style:family="text">
      <style:text-properties officeooo:rsid="001ccc47"/>
    </style:style>
    <style:style style:name="T25" style:family="text">
      <style:text-properties officeooo:rsid="001dd8ea"/>
    </style:style>
    <style:style style:name="T26" style:family="text">
      <style:text-properties fo:background-color="#eeeeee" loext:char-shading-value="0"/>
    </style:style>
    <style:style style:name="T27" style:family="text">
      <style:text-properties officeooo:rsid="00228837"/>
    </style:style>
    <style:style style:name="T28" style:family="text">
      <style:text-properties officeooo:rsid="00240265"/>
    </style:style>
    <style:style style:name="T29" style:family="text">
      <style:text-properties fo:font-weight="normal" style:font-weight-asian="normal" style:font-weight-complex="normal"/>
    </style:style>
    <style:style style:name="T30" style:family="text">
      <style:text-properties fo:font-weight="normal" officeooo:rsid="002ea392" style:font-weight-asian="normal" style:font-weight-complex="normal"/>
    </style:style>
    <style:style style:name="T31" style:family="text">
      <style:text-properties fo:font-weight="normal" officeooo:rsid="002fc871" style:font-weight-asian="normal" style:font-weight-complex="normal"/>
    </style:style>
    <style:style style:name="T32" style:family="text">
      <style:text-properties officeooo:rsid="00270b61"/>
    </style:style>
    <style:style style:name="T33" style:family="text">
      <style:text-properties officeooo:rsid="00279514"/>
    </style:style>
    <style:style style:name="T34" style:family="text">
      <style:text-properties officeooo:rsid="002877e0"/>
    </style:style>
    <style:style style:name="T35" style:family="text">
      <style:text-properties officeooo:rsid="0029349b"/>
    </style:style>
    <style:style style:name="T36" style:family="text">
      <style:text-properties officeooo:rsid="002ae53b"/>
    </style:style>
    <style:style style:name="T37" style:family="text">
      <style:text-properties officeooo:rsid="002cd037"/>
    </style:style>
    <style:style style:name="T38" style:family="text">
      <style:text-properties officeooo:rsid="002ea392"/>
    </style:style>
    <style:style style:name="T39" style:family="text">
      <style:text-properties officeooo:rsid="002fc871"/>
    </style:style>
    <style:style style:name="T40" style:family="text">
      <style:text-properties officeooo:rsid="0030a6cc"/>
    </style:style>
    <style:style style:name="T41" style:family="text">
      <style:text-properties officeooo:rsid="003160f9"/>
    </style:style>
    <style:style style:name="T42" style:family="text">
      <style:text-properties officeooo:rsid="003359c4"/>
    </style:style>
    <style:style style:name="T43" style:family="text">
      <style:text-properties officeooo:rsid="00341b3d"/>
    </style:style>
    <style:style style:name="T44" style:family="text">
      <style:text-properties officeooo:rsid="00349486"/>
    </style:style>
    <style:style style:name="T45" style:family="text">
      <style:text-properties officeooo:rsid="0034e343"/>
    </style:style>
    <style:style style:name="T46" style:family="text">
      <style:text-properties officeooo:rsid="0035a938"/>
    </style:style>
    <style:style style:name="T47" style:family="text">
      <style:text-properties officeooo:rsid="00372ab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for React" Part I - Jan 5th 7pm</text:p>
      <text:p text:style-name="Standard">-----</text:p>
      <text:p text:style-name="Standard"><text:span text:style-name="T1">Q1.</text:span> What is the difference between function declaration and function expression?</text:p>
      <text:p text:style-name="Standard"><text:tab/>Function Declaration is hosted and it's possible to call it from anywhere in the program (before or after its declaration).</text:p>
      <text:p text:style-name="Standard"><text:tab/>Function Expression is NOT ho<text:span text:style-name="T3">i</text:span>sted and the function will be "stored" in a binder.</text:p>
      <text:p text:style-name="Standard"/>
      <text:p text:style-name="Standard"><text:span text:style-name="T1">Q2.</text:span> What does destructuring an object mean? How does it work when passing an object as a function argument? And how can you destructure an object nested in another object?</text:p>
      <text:p text:style-name="Standard"><text:tab/>Destructuring allows to extract one variable from an object which contains that variable as its property.</text:p>
      <text:p text:style-name="Standard"><text:tab/>For instance, when passing an object to a function as parameter and that object has "a: 1" and "b: 2" properties, it is possible in the function declaration has "({a})" as argument, so the function will receive only "a".</text:p>
      <text:p text:style-name="Standard"><text:s/>In order to destructure a nested object, one needs to specify it in the function declaration, opening the object up to the desiraded one. For instance the passed object is</text:p>
      <text:p text:style-name="Standard"><text:s/>{</text:p>
      <text:p text:style-name="Standard"><text:s text:c="3"/>a: {number: 1},</text:p>
      <text:p text:style-name="Standard"><text:s text:c="3"/>b: 2</text:p>
      <text:p text:style-name="Standard"><text:s/>}</text:p>
      <text:p text:style-name="Standard"><text:s text:c="2"/>the function declaration has to have "function x({a: {number}}")</text:p>
      <text:p text:style-name="Standard"><text:tab/><text:span text:style-name="T4">The same is applied for arrays.</text:span></text:p>
      <text:p text:style-name="Standard"/>
      <text:p text:style-name="Standard"><text:span text:style-name="T1">Q3.</text:span> What is object literal enhancement?</text:p>
      <text:p text:style-name="Standard"><text:tab/>It does the opposite of destructuring.</text:p>
      <text:p text:style-name="Standard"><text:tab/>It is possible to join different variables into one place by defining an object binder which receives those different variables to be the object's properties.</text:p>
      <text:p text:style-name="Standard"><text:s/>Also, using back quote (`) is possible to do the joining by `{binder-name}`.</text:p>
      <text:p text:style-name="Standard"/>
      <text:p text:style-name="Standard"><text:span text:style-name="T1">Q4.</text:span> What can you use the spread operator for?</text:p>
      <text:p text:style-name="Standard"><text:tab/>Some of its use:</text:p>
      <text:p text:style-name="Standard"><text:s/>- to get an array's content, exemplo: newArray = [...oldArray, newItem]</text:p>
      <text:p text:style-name="Standard"><text:s/>- same above to objects</text:p>
      <text:p text:style-name="Standard"><text:soft-page-break/>- REST parameters, which enables to receive a dynamic number of parameters setting them in an array. The function's definition has to be as parameter something like "(...params)".</text:p>
      <text:p text:style-name="Standard"/>
      <text:p text:style-name="P3">function x(a = 1, ...others) {</text:p>
      <text:p text:style-name="P3"><text:tab/>// <text:span text:style-name="T6">x<text:tab/></text:span><text:span text:style-name="T5">a is gonna be 10, and others = [20, 30]</text:span></text:p>
      <text:p text:style-name="P3">}</text:p>
      <text:p text:style-name="P4">x(10, 20, 30)</text:p>
      <text:p text:style-name="P2"/>
      <text:p text:style-name="Standard"><text:span text:style-name="T1">BONUS 1:</text:span> Why can you omit "return" in arrow functions?</text:p>
      <text:p text:style-name="Standard"><text:tab/>When there is only one line inside an arrow function, the curly braces can be omitted. In this case, that line will be returned, so the "return" word is omitted <text:span text:style-name="T2">too</text:span>.</text:p>
      <text:p text:style-name="Standard"/>
      <text:p text:style-name="Standard"><text:span text:style-name="T1">BONUS 2:</text:span> How regular function declarations and arrow functions treat the scope (this) differently?</text:p>
      <text:p text:style-name="Standard"><text:tab/>In a Function declaration "this" recalls for the global object, whereas in an arrow function it is related to the its local scope.</text:p>
      <text:p text:style-name="Standard"/>
      <text:p text:style-name="Standard"/>
      <text:p text:style-name="P21">Chapter 2 "Javascript for React" Part II - Jan 12th 7pm</text:p>
      <text:p text:style-name="Standard">------</text:p>
      <text:p text:style-name="Standard"><text:span text:style-name="T1">Q1.</text:span> What is the difference between promises and async/await?</text:p>
      <text:p text:style-name="P6"><text:tab/><text:span text:style-name="T7">Promises is a way to execute tasks with different responses times in order. In other words, asynchronous tasks being treated synchronously.</text:span></text:p>
      <text:p text:style-name="P7"><text:span text:style-name="T8"><text:tab/></text:span><text:span text:style-name="T10">The initial/usual way to handle </text:span><text:span text:style-name="T8">Promises </text:span><text:span text:style-name="T10">uses “.then” and “.catch”, where .then runs after receiving a response, in order, and .catch catchs any error </text:span><text:span text:style-name="T11">within</text:span><text:span text:style-name="T10"> the chain (if using more than one .then). The problem with this approach is the callback hell when there are chains of thens one inside other, which turns the code very hard to read </text:span><text:span text:style-name="T11">because too many identation</text:span><text:span text:style-name="T10">.</text:span></text:p>
      <text:p text:style-name="P6"><text:tab/><text:span text:style-name="T10">Async/await is a new way to do the same thing as above, but do not need to be enchained (one inside other). It basically runs one line of code after other when the first one already received its answer. The function that handles this approach needs to have “async” before its parameters. The await keyword is only valid inside async functions.</text:span></text:p>
      <text:p text:style-name="P6"><text:tab/><text:span text:style-name="T11">In case to catch errors, it is a good practice to use the try/catch.</text:span></text:p>
      <text:p text:style-name="P6">* <text:span text:style-name="T8">JS is not asynchronous:</text:span></text:p>
      <text:p text:style-name="P6">“...<text:span text:style-name="T9">browsers allow us to run certain operations asynchronously. Features like Promises allow you to set an operation running (e.g. the fetching of an image from the server), and then wait until the result has returned before running another operation.”</text:span></text:p>
      <text:p text:style-name="P6"><text:a xlink:type="simple" xlink:href="https://developer.mozilla.org/en-US/docs/Learn/JavaScript/Asynchronous/Concepts#JavaScript_is_single_threaded" text:style-name="Internet_20_link" text:visited-style-name="Visited_20_Internet_20_Link"><text:span text:style-name="T9">https://developer.mozilla.org/en-US/docs/Learn/JavaScript/Asynchronous/Concepts#JavaScript_is_single_threaded</text:span></text:a><text:span text:style-name="T9"> </text:span></text:p>
      <text:p text:style-name="P5"/>
      <text:p text:style-name="P6"><text:a xlink:type="simple" xlink:href="https://developer.mozilla.org/en-US/docs/Learn/JavaScript/Asynchronous/Async_await" text:style-name="Internet_20_link" text:visited-style-name="Visited_20_Internet_20_Link"><text:span text:style-name="T9">https://developer.mozilla.org/en-US/docs/Learn/JavaScript/Asynchronous/Async_await</text:span></text:a><text:span text:style-name="T9"> </text:span></text:p>
      <text:p text:style-name="Standard"/>
      <text:p text:style-name="Standard"><text:span text:style-name="T1">Q2.</text:span> Why do we need to include the word “default” when exporting JS modules?</text:p>
      <text:p text:style-name="Standard"><text:tab/>“export default can be used in place of export when you wish to export only one type. <text:span text:style-name="T16">B</text:span>oth export and export default can be used on any JavaScript type: primitives, objects, arrays, and functions” <text:span text:style-name="T16">from the book.</text:span></text:p>
      <text:p text:style-name="Standard"/>
      <text:p text:style-name="Standard"><text:span text:style-name="T1">Q3.</text:span> How does a module with a single and multiple exports differ when being imported in another module?</text:p>
      <text:p text:style-name="Standard"><text:tab/><text:span text:style-name="T22">When a multiple export are imported, the programmer needs to specify which resource is gonna be used.</text:span></text:p>
      <text:p text:style-name="Standard"/>
      <text:p text:style-name="Standard"/>
      <text:p text:style-name="Standard"><text:soft-page-break/><text:span text:style-name="T1">Q4.</text:span> What two possible locally scoped changes using the term “as” when importing a module are presented in this chapter?</text:p>
      <text:p text:style-name="P8"><text:tab/><text:span text:style-name="T17">1- using </text:span><text:span text:style-name="T18">“import &lt;original-name&gt; as &lt;new-name&gt; from ‘file.js’”</text:span><text:span text:style-name="T17"> the imported resource will be referenced by new-name in that scope;</text:span></text:p>
      <text:p text:style-name="P8"><text:span text:style-name="T17"><text:tab/>2- using </text:span><text:span text:style-name="T18">“import * as &lt;new-name&gt; from ‘file.js’”</text:span><text:span text:style-name="T17"> brings all the resources from that modules into a unique variable called new-name.</text:span></text:p>
      <text:p text:style-name="Standard"/>
      <text:p text:style-name="Standard"/>
      <text:p text:style-name="Standard"><text:span text:style-name="T1">Q5.</text:span> How is using modules different in ES6 vs CommonJS?</text:p>
      <text:p text:style-name="Standard"><text:tab/>CommonJS is the module pattern that’s supported by all versions of Node (see the Node.js documentation on modules). You can still use these modules with Babel and webpack. With CommonJS, JavaScript objects are exported using module.exports.</text:p>
      <text:p text:style-name="P9"><text:tab/><text:span text:style-name="T23">It exports by using </text:span></text:p>
      <text:p text:style-name="P14"><text:tab/><text:tab/>module.exports = &lt;one-resource&gt; or </text:p>
      <text:p text:style-name="P9"><text:tab/><text:tab/><text:span text:style-name="T23">module.exports = {</text:span></text:p>
      <text:p text:style-name="P9"><text:tab/><text:tab/><text:tab/><text:span text:style-name="T23">&lt;resouce-one&gt;,</text:span></text:p>
      <text:p text:style-name="P9"><text:tab/><text:tab/><text:tab/><text:span text:style-name="T23">&lt;resource-two&gt;,</text:span></text:p>
      <text:p text:style-name="P9"><text:tab/><text:tab/><text:tab/>...</text:p>
      <text:p text:style-name="P9"><text:tab/><text:tab/><text:span text:style-name="T23">}</text:span></text:p>
      <text:p text:style-name="P9"><text:tab/><text:span text:style-name="T24">It imports by using const binder = require(“&lt;js-file&gt;”)</text:span></text:p>
      <text:p text:style-name="P9"/>
      <text:p text:style-name="P10">ES6:</text:p>
      <text:p text:style-name="P10">- export &lt;resource&gt;</text:p>
      <text:p text:style-name="P10">- export default &lt;resource&gt; exports a single main variable</text:p>
      <text:p text:style-name="P10">- import <text:span text:style-name="T25">{resource-name, other-resource-name} from file.js</text:span></text:p>
      <text:p text:style-name="P10">- <text:span text:style-name="T25">import {resource-name as otherStuff} from file.js</text:span></text:p>
      <text:p text:style-name="P10"/>
      <text:p text:style-name="Standard"><text:tab/><text:span text:style-name="T22">ES6 uses export and import</text:span></text:p>
      <text:p text:style-name="Standard"><text:tab/><text:span text:style-name="T25">CommonJS exports by using module.exports and import by require</text:span></text:p>
      <text:p text:style-name="Standard"/>
      <text:p text:style-name="Standard"/>
      <text:p text:style-name="P20">BONUS (Interview Questions)</text:p>
      <text:p text:style-name="Standard"><text:span text:style-name="T1">B1.</text:span> How do you define a class in JavaScript? How do you a public and a private variable in this class?</text:p>
      <text:p text:style-name="P11">Basically two ways:</text:p>
      <text:p text:style-name="P11">1- Using prototypical inheritance technique:</text:p>
      <text:p text:style-name="P18"><text:span text:style-name="Source_20_Text">function</text:span> <text:span text:style-name="Source_20_Text">Vacation(destination,</text:span> <text:span text:style-name="Source_20_Text">length)</text:span> <text:span text:style-name="Source_20_Text">{</text:span></text:p>
      <text:p text:style-name="Preformatted_20_Text"><text:s text:c="2"/><text:span text:style-name="Source_20_Text">this.destination</text:span> <text:span text:style-name="Source_20_Text">=</text:span> <text:span text:style-name="Source_20_Text">destination;</text:span></text:p>
      <text:p text:style-name="Preformatted_20_Text"><text:s text:c="2"/><text:span text:style-name="Source_20_Text">this.length</text:span> <text:span text:style-name="Source_20_Text">=</text:span> <text:span text:style-name="Source_20_Text">length;</text:span></text:p>
      <text:p text:style-name="Preformatted_20_Text"><text:span text:style-name="Source_20_Text">}</text:span></text:p>
      <text:p text:style-name="Preformatted_20_Text"/>
      <text:p text:style-name="Preformatted_20_Text"><text:span text:style-name="Source_20_Text">Vacation.prototype.print</text:span> <text:span text:style-name="Source_20_Text">=</text:span> <text:span text:style-name="Source_20_Text">function()</text:span> <text:span text:style-name="Source_20_Text">{</text:span></text:p>
      <text:p text:style-name="Preformatted_20_Text"><text:s text:c="2"/><text:span text:style-name="Source_20_Text">console.log(this.destination</text:span> <text:span text:style-name="Source_20_Text">+</text:span> <text:span text:style-name="Source_20_Text">" | "</text:span> <text:span text:style-name="Source_20_Text">+</text:span> <text:span text:style-name="Source_20_Text">this.length</text:span> <text:span text:style-name="Source_20_Text">+</text:span> <text:span text:style-name="Source_20_Text">" days");</text:span></text:p>
      <text:p text:style-name="P19"><text:span text:style-name="Source_20_Text">};</text:span></text:p>
      <text:p text:style-name="P11">2- ES2015 introduce a class declaration that works similar to OOP languages</text:p>
      <text:p text:style-name="P18"><text:span text:style-name="Source_20_Text">class</text:span> <text:span text:style-name="Source_20_Text">Vacation</text:span> <text:span text:style-name="Source_20_Text">{</text:span></text:p>
      <text:p text:style-name="Preformatted_20_Text"><text:s text:c="2"/><text:span text:style-name="Source_20_Text">constructor(destination,</text:span> <text:span text:style-name="Source_20_Text">length)</text:span> <text:span text:style-name="Source_20_Text">{</text:span></text:p>
      <text:p text:style-name="Preformatted_20_Text"><text:s text:c="4"/><text:span text:style-name="Source_20_Text">this.destination</text:span> <text:span text:style-name="Source_20_Text">=</text:span> <text:span text:style-name="Source_20_Text">destination;</text:span></text:p>
      <text:p text:style-name="Preformatted_20_Text"><text:s text:c="4"/><text:span text:style-name="Source_20_Text">this.length</text:span> <text:span text:style-name="Source_20_Text">=</text:span> <text:span text:style-name="Source_20_Text">length;</text:span></text:p>
      <text:p text:style-name="Preformatted_20_Text"><text:s text:c="2"/><text:span text:style-name="Source_20_Text">}</text:span></text:p>
      <text:p text:style-name="Preformatted_20_Text"/>
      <text:p text:style-name="Preformatted_20_Text"><text:s text:c="2"/><text:span text:style-name="Source_20_Text">print()</text:span> <text:span text:style-name="Source_20_Text">{</text:span></text:p>
      <text:p text:style-name="Preformatted_20_Text"><text:s text:c="4"/><text:span text:style-name="Source_20_Text">console.log(`${this.destination} will take ${this.length} days.`);</text:span></text:p>
      <text:p text:style-name="Preformatted_20_Text"><text:s text:c="2"/><text:span text:style-name="Source_20_Text">}</text:span></text:p>
      <text:p text:style-name="P19"><text:span text:style-name="Source_20_Text">}</text:span></text:p>
      <text:p text:style-name="P13">From MDN:</text:p>
      <text:p text:style-name="P13">“<text:span text:style-name="T12">Class properties are public by default and can be examined or modified outside the class. There is however a “stage 3 proposal” to allow defining private class fields using a hash # prefix.”</text:span></text:p>
      <text:p text:style-name="P15">“Private instance fields are declared with # names (pronounced "hash names"), which are identifiers prefixed with #. The # is a part of the name itself. It is used for declaration and accessing as well.”</text:p>
      <text:p text:style-name="P16">Before the use of #, the _ char was used simply to flag that that variable was “private”, but it access there was no restrictions. Only a flag.</text:p>
      <text:p text:style-name="P15"/>
      <text:p text:style-name="P12"><text:span text:style-name="T12">* The </text:span><text:span text:style-name="Source_20_Text"><text:span text:style-name="Strong_20_Emphasis"><text:span text:style-name="T26">static</text:span></text:span></text:span><text:span text:style-name="Source_20_Text"><text:span text:style-name="Strong_20_Emphasis"><text:span text:style-name="T13"> </text:span></text:span></text:span><text:span text:style-name="T12">keyword defines a static method for a class. Static methods aren't called on instances of the class. Instead, they're called on the class itself.</text:span></text:p>
      <text:p text:style-name="P15">Static variables are called by static methods</text:p>
      <text:p text:style-name="P15"/>
      <text:p text:style-name="P17">Another way to do it it is by creating a variable inside a function, which do not return that.</text:p>
      <text:p text:style-name="P17">i.e.</text:p>
      <text:p text:style-name="P17">function asd(num) {</text:p>
      <text:p text:style-name="P17"><text:tab/>v = 1;</text:p>
      <text:p text:style-name="P17"><text:tab/>return v * num;</text:p>
      <text:p text:style-name="P17">}</text:p>
      <text:p text:style-name="Standard"/>
      <text:p text:style-name="P1"/>
      <text:p text:style-name="Standard"><text:soft-page-break/><text:span text:style-name="T1">B2.</text:span> What is a JavaScript promise?</text:p>
      <text:p text:style-name="Standard"><text:tab/><text:span text:style-name="T17">It is an object that will return something in a future </text:span><text:span text:style-name="T27">time</text:span><text:span text:style-name="T17">.</text:span></text:p>
      <text:p text:style-name="Standard"><text:tab/><text:span text:style-name="T28">It allows running asynchronous tasks in order (synchronously).</text:span></text:p>
      <text:p text:style-name="Standard"><text:tab/><text:span text:style-name="T17">It holds 3 possible status: Pending, Resolved and Rejected.</text:span></text:p>
      <text:p text:style-name="Standard"><text:tab/><text:span text:style-name="T17">It can be used to execute asynchronous tasks in a synchronous way.</text:span></text:p>
      <text:p text:style-name="Standard"/>
      <text:p text:style-name="Standard"/>
      <text:p text:style-name="P21">Chapter 3 "Functional Programming with JavaScript" Part I - Jan 19th 7pm.</text:p>
      <text:p text:style-name="Standard">Topics: What it means to be Functional, Imperative vs Declarative, Functional Concepts - Immutability, Pure Functions, Data Transformations.</text:p>
      <text:p text:style-name="Standard">-----</text:p>
      <text:p text:style-name="Standard"><text:span text:style-name="T1">Q1.</text:span> What does the fact of functions being variables in Javascript allow us to do with those functions?</text:p>
      <text:p text:style-name="Standard"><text:tab/><text:span text:style-name="T33">It will handle that function (stored in a variable) to be used as it was a normal variable. For instance, a function ca</text:span><text:span text:style-name="T41">n</text:span><text:span text:style-name="T33"> be passed as argument for another function or returned from another function.</text:span></text:p>
      <text:p text:style-name="Standard"><text:tab/><text:span text:style-name="T33">Functions are data.</text:span></text:p>
      <text:p text:style-name="Standard"/>
      <text:p text:style-name="Standard"><text:span text:style-name="T1">Q2.</text:span> What is declarative programming?</text:p>
      <text:p text:style-name="Standard"><text:tab/><text:span text:style-name="T34">It is a way to use other functions and abstract what they are doing behind the scenes.</text:span></text:p>
      <text:p text:style-name="Standard"><text:tab/><text:span text:style-name="T38">In short: </text:span><text:span text:style-name="T19">imperative is </text:span><text:span text:style-name="T20">how</text:span><text:span text:style-name="T30"> you do, while </text:span><text:span text:style-name="T21">declarative is </text:span><text:span text:style-name="T20">what</text:span><text:span text:style-name="T30"> you do.</text:span></text:p>
      <text:p text:style-name="Standard"><text:span text:style-name="T30">* metaphor when someone invite someone else over to their place:</text:span></text:p>
      <text:p text:style-name="P29"><text:span text:style-name="T29">– declarative: </text:span><text:span text:style-name="T31">3500 Price St.</text:span></text:p>
      <text:p text:style-name="P30"><text:span text:style-name="T31">– imperative: Coming from North Boundary, take right at Price St, two blocks after ...</text:span></text:p>
      <text:p text:style-name="Standard"/>
      <text:p text:style-name="P34"><text:span text:style-name="T1">Q3.</text:span> Which of the following array methods mutate the object and which don’t?</text:p>
      <text:p text:style-name="P36">* <text:span text:style-name="T42">object and array may be mutate, even using const.</text:span></text:p>
      <text:p text:style-name="P36"><text:span text:style-name="T42">It can be reached by using freeze </text:span><text:span text:style-name="T44">or seal</text:span><text:span text:style-name="T42">.</text:span></text:p>
      <text:p text:style-name="P34"/>
      <text:p text:style-name="P28">Array.push <text:span text:style-name="T37">= MUTATES</text:span></text:p>
      <text:p text:style-name="P28">array.concat <text:span text:style-name="T37">= DOES NOT MUTATE</text:span></text:p>
      <text:p text:style-name="P28">array.splice <text:span text:style-name="T37">= MUTATES</text:span></text:p>
      <text:p text:style-name="P28">array.pop <text:span text:style-name="T37">= MUTATES</text:span></text:p>
      <text:p text:style-name="P28">array.filter <text:span text:style-name="T37">= </text:span><text:s/><text:span text:style-name="T37">DOES NOT MUTATE</text:span></text:p>
      <text:p text:style-name="P28">array.map <text:span text:style-name="T37">= DOES NOT MUTATE</text:span></text:p>
      <text:p text:style-name="P28">array.reduce <text:span text:style-name="T37">= DOES NOT MUTATE</text:span></text:p>
      <text:p text:style-name="P28">array.reduceright <text:span text:style-name="T37">= DOES NOT MUTATE</text:span></text:p>
      <text:p text:style-name="P22"><text:span text:style-name="Source_20_Text"><text:span text:style-name="T14">.push() // =&gt; adds a new item as the last item of the array</text:span></text:span></text:p>
      <text:p text:style-name="P24"><text:span text:style-name="Source_20_Text"><text:span text:style-name="T14">.</text:span></text:span><text:span text:style-name="Source_20_Text"><text:span text:style-name="T15">push() // =&gt; adds a new item as the last item of the array</text:span></text:span></text:p>
      <text:p text:style-name="P24"><text:span text:style-name="Source_20_Text"><text:span text:style-name="T14">.pop() // =&gt; removes the last item of the array</text:span></text:span></text:p>
      <text:p text:style-name="P23"><text:span text:style-name="Source_20_Text"><text:span text:style-name="T14"/></text:span></text:p>
      <text:p text:style-name="P23"><text:span text:style-name="Source_20_Text"><text:span text:style-name="T14">.unshift() // =&gt; adds a new item as the first item of the array</text:span></text:span></text:p>
      <text:p text:style-name="P23"><text:span text:style-name="Source_20_Text"><text:span text:style-name="T14">.shift() // =&gt; removes the first item of the array</text:span></text:span></text:p>
      <text:p text:style-name="P23"/>
      <text:p text:style-name="P23"><text:span text:style-name="Source_20_Text"><text:span text:style-name="T14">.reverse() // =&gt; reverses the order of the array</text:span></text:span></text:p>
      <text:p text:style-name="P23"><text:soft-page-break/></text:p>
      <text:p text:style-name="P23"><text:span text:style-name="Source_20_Text"><text:span text:style-name="T14">.splice() // =&gt; removes/replaces item(s) in the array</text:span></text:span></text:p>
      <text:p text:style-name="P23"/>
      <text:p text:style-name="P23"><text:span text:style-name="Source_20_Text"><text:span text:style-name="T14">.sort() // =&gt; re-orders the items in the array based on their Unicode code points</text:span></text:span></text:p>
      <text:p text:style-name="P23"/>
      <text:p text:style-name="P23"><text:span text:style-name="Source_20_Text"><text:span text:style-name="T14">.copyWithin() // =&gt; copies one part of the array and put it on another part of the same array</text:span></text:span></text:p>
      <text:p text:style-name="P23"/>
      <text:p text:style-name="P23"><text:span text:style-name="Source_20_Text"><text:span text:style-name="T14">.fill() // =&gt; changes some or all items in the array into the value being passed in</text:span></text:span></text:p>
      <text:p text:style-name="P28"><text:span text:style-name="T37">– article with the 9 array methods that change arrays:</text:span></text:p>
      <text:p text:style-name="Standard"><text:a xlink:type="simple" xlink:href="https://dev.to/liaowow/to-mutate-or-not-to-mutate-javascript-array-methods-cheat-sheet-5092" text:style-name="Internet_20_link" text:visited-style-name="Visited_20_Internet_20_Link">https://dev.to/liaowow/to-mutate-or-not-to-mutate-javascript-array-methods-cheat-sheet-5092</text:a></text:p>
      <text:p text:style-name="Standard">– <text:span text:style-name="T37">cheat sheet with all array methods description:</text:span></text:p>
      <text:p text:style-name="Standard"><text:a xlink:type="simple" xlink:href="https://doesitmutate.xyz/" text:style-name="Internet_20_link" text:visited-style-name="Visited_20_Internet_20_Link">https://doesitmutate.xyz/</text:a> </text:p>
      <text:p text:style-name="Standard"/>
      <text:p text:style-name="Standard"><text:span text:style-name="T1">Q4.</text:span> What defines a pure function? Why is a pure function easier to test?</text:p>
      <text:p text:style-name="Standard"><text:tab/><text:span text:style-name="T34">They are functions that will behave the same way when receiving the same data </text:span><text:span text:style-name="T40">(deterministic)</text:span><text:span text:style-name="T34">, </text:span><text:span text:style-name="T35">on the same circumstances,</text:span><text:span text:style-name="T34"> without produce side effects. It means, it receives arguments and return a value without changing the environment.</text:span></text:p>
      <text:p text:style-name="P31"><text:span text:style-name="T39"><text:tab/>T</text:span><text:span text:style-name="T36">he</text:span><text:span text:style-name="T39">ir</text:span><text:span text:style-name="T36"> arguments are treated as immutable data.</text:span></text:p>
      <text:p text:style-name="P31"/>
      <text:p text:style-name="P37">*** <text:span text:style-name="T45">When passing an object as argument to a function, what is passed is a reference to that original object. Any changes in that will reflect in the original object. In order get a pure function, one needs to create a new object with Object.assign({}, parm1, param2,..)</text:span></text:p>
      <text:p text:style-name="Standard"><text:a xlink:type="simple" xlink:href="https://medium.com/javascript-scene/master-the-javascript-interview-what-is-a-pure-function-d1c076bec976" text:style-name="Internet_20_link" text:visited-style-name="Visited_20_Internet_20_Link">https://medium.com/javascript-scene/master-the-javascript-interview-what-is-a-pure-function-d1c076bec976</text:a> </text:p>
      <text:p text:style-name="Standard"/>
      <text:p text:style-name="Standard"><text:span text:style-name="T1">Q5.</text:span> What are the three rules we should follow when writing functions?</text:p>
      <text:p text:style-name="P32">From the book:</text:p>
      <text:p text:style-name="Standard"><text:span text:style-name="T40"><text:tab/>1- </text:span>The function should take in at least one argument.</text:p>
      <text:p text:style-name="Standard"><text:span text:style-name="T40"><text:tab/>2- </text:span>The function should return a value or another function.</text:p>
      <text:p text:style-name="Standard"><text:span text:style-name="T40"><text:tab/>3- </text:span>The function should not change or mutate any of its arguments.</text:p>
      <text:p text:style-name="Standard"/>
      <text:p text:style-name="P33">Discussion after the meeting about testings</text:p>
      <text:p text:style-name="P33">https://www.freecodecamp.org/news/how-to-start-unit-testing-javascript/</text:p>
      <text:p text:style-name="P35"><text:span text:style-name="T43">search “design patterns in javascript”</text:span></text:p>
      <text:p text:style-name="Standard"/>
      <text:p text:style-name="P21">Chapter 3 "Functional Programming with JavaScript" Part II - Jan 26th 7pm</text:p>
      <text:p text:style-name="Standard">Topics: Functional Concepts - Higher-Order Functions, Recursion, Composition, Putting it all together.</text:p>
      <text:p text:style-name="Standard"/>
      <text:p text:style-name="Standard"><text:span text:style-name="T1">Q1.</text:span> What is a higher-order function?</text:p>
      <text:p text:style-name="P39"><text:tab/><text:span text:style-name="T46">It is a function that </text:span><text:span text:style-name="T47">either takes or </text:span><text:span text:style-name="T46">return</text:span><text:span text:style-name="T47">s</text:span><text:span text:style-name="T46"> another function. </text:span></text:p>
      <text:p text:style-name="P39"><text:span text:style-name="T47"><text:tab/>It also</text:span><text:span text:style-name="T46"> can be </text:span><text:span text:style-name="T47">treated as data</text:span><text:span text:style-name="T46">.</text:span></text:p>
      <text:p text:style-name="P39"/>
      <text:p text:style-name="P38"><text:span text:style-name="T1">From the book:</text:span></text:p>
      <text:p text:style-name="Standard">“A function is considered a first-class member when it can be declared as a variable and sent to functions as an argument. These functions can even be returned from functions.”</text:p>
      <text:p text:style-name="Standard"/>
      <text:p text:style-name="Standard">“If you see more than one arrow used during a function declaration, this means that you’re using a higher-order function.</text:p>
      <text:p text:style-name="Text_20_body">We can say that JavaScript supports functional programming because its functions are first-class citizens. This means that functions are data. They can be saved, retrieved, or flow through your applications just like variables.”</text:p>
      <text:p text:style-name="Standard"/>
      <text:p text:style-name="Standard"/>
      <text:p text:style-name="Standard"><text:span text:style-name="T1">Q2.</text:span> What is a recursive function? In what scenarios can recursive functions be a better solution than loops?</text:p>
      <text:p text:style-name="Standard"/>
      <text:p text:style-name="Standard"/>
      <text:p text:style-name="Standard"><text:span text:style-name="T1">Q3.</text:span> What is function chaining?</text:p>
      <text:p text:style-name="Standard"/>
      <text:p text:style-name="Standard"/>
      <text:p text:style-name="Standard"><text:span text:style-name="T1">Q4.</text:span> What is function composition?</text:p>
      <text:p text:style-name="Standard"/>
      <text:p text:style-name="Standard"/>
      <text:p text:style-name="Standard"><text:span text:style-name="T1">BONUS:</text:span> What are the pros and cons of functional programming vs object-oriented programming? (Not clear in the chapter).</text:p>
      <text:p text:style-name="Standard"/>
      <text:p text:style-name="Standard"/>
      <text:p text:style-name="P20"/>
      <text:p text:style-name="P26">https://dev.to/loujaybee/using-create-react-app-with-express</text:p>
      <text:p text:style-name="P26">Build a tutorial with all the steps to build and deploy, passing through db </text:p>
      <text:p text:style-name="P26">1- write a react FE app</text:p>
      <text:p text:style-name="P26">2- write BE api</text:p>
      <text:p text:style-name="P26">3- access mongo locally and mongoatlas</text:p>
      <text:p text:style-name="P26">locally - mongo, use db, ... port 27001 (like this)</text:p>
      <text:p text:style-name="P26">atlas – all clusters (top right side) ...</text:p>
      <text:p text:style-name="P26">4 – on BE set models and configure the connection</text:p>
      <text:p text:style-name="P26">5- integrate BE and FE</text:p>
      <text:p text:style-name="P26"><text:s/>first using proxy, instead of long address</text:p>
      <text:p text:style-name="P27"><text:span text:style-name="T32"><text:s/>after, building a prod version of FE, copying to /public and setting express to get it</text:span></text:p>
      <text:p text:style-name="P27"><text:span text:style-name="T32">6- set heroku</text:span></text:p>
      <text:p text:style-name="P27"><text:s/><text:span text:style-name="T32">Procfile, vars, git push heroku mas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28T09:26:23.530550737</meta:creation-date>
    <dc:date>2021-01-21T09:49:51.042711503</dc:date>
    <meta:editing-duration>P2DT7H53M57S</meta:editing-duration>
    <meta:editing-cycles>29</meta:editing-cycles>
    <meta:generator>LibreOffice/6.4.1.2$Linux_X86_64 LibreOffice_project/4d224e95b98b138af42a64d84056446d09082932</meta:generator>
    <meta:document-statistic meta:table-count="0" meta:image-count="0" meta:object-count="0" meta:page-count="10" meta:paragraph-count="181" meta:word-count="1987" meta:character-count="12302" meta:non-whitespace-character-count="10382"/>
  </office:meta>
</office:document-meta>
</file>